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0.5625in" fo:margin-left="0in" table:align="left"/>
    </style:style>
    <style:style style:name="Table1.A" style:family="table-column">
      <style:table-column-properties style:column-width="5.059in"/>
    </style:style>
    <style:style style:name="Table1.B" style:family="table-column">
      <style:table-column-properties style:column-width="5.503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officeooo:rsid="000ed474" officeooo:paragraph-rsid="000ed474" style:font-size-asian="14pt" style:font-size-complex="14pt"/>
    </style:style>
    <style:style style:name="P2" style:family="paragraph" style:parent-style-name="Table_20_Contents">
      <style:paragraph-properties fo:text-align="start" style:justify-single-word="false"/>
      <style:text-properties fo:font-size="14pt" officeooo:rsid="000ed474" officeooo:paragraph-rsid="000ed474" style:font-size-asian="14pt" style:font-size-complex="14pt"/>
    </style:style>
    <style:style style:name="P3" style:family="paragraph" style:parent-style-name="Table_20_Contents">
      <style:paragraph-properties fo:text-align="center" style:justify-single-word="false"/>
      <style:text-properties fo:font-size="14pt" officeooo:rsid="000ed474" officeooo:paragraph-rsid="000ed474" style:font-size-asian="14pt" style:font-size-complex="14pt"/>
    </style:style>
    <style:style style:name="P4" style:family="paragraph" style:parent-style-name="Table_20_Contents">
      <style:paragraph-properties fo:text-align="start" style:justify-single-word="false"/>
      <style:text-properties fo:font-size="14pt" officeooo:rsid="0010e2bb" officeooo:paragraph-rsid="0010e2bb" style:font-size-asian="14pt" style:font-size-complex="14pt"/>
    </style:style>
    <style:style style:name="P5" style:family="paragraph" style:parent-style-name="Table_20_Contents">
      <style:paragraph-properties fo:text-align="start" style:justify-single-word="false"/>
      <style:text-properties fo:font-size="14pt" officeooo:rsid="00138745" officeooo:paragraph-rsid="00138745" style:font-size-asian="14pt" style:font-size-complex="14pt"/>
    </style:style>
    <style:style style:name="P6" style:family="paragraph" style:parent-style-name="Table_20_Contents">
      <style:paragraph-properties fo:text-align="start" style:justify-single-word="false"/>
      <style:text-properties fo:font-size="14pt" officeooo:rsid="00157e81" officeooo:paragraph-rsid="00157e81" style:font-size-asian="14pt" style:font-size-complex="14pt"/>
    </style:style>
    <style:style style:name="P7" style:family="paragraph" style:parent-style-name="Table_20_Contents">
      <style:paragraph-properties fo:text-align="start" style:justify-single-word="false"/>
      <style:text-properties fo:font-size="14pt" officeooo:rsid="001905a3" officeooo:paragraph-rsid="001905a3" style:font-size-asian="14pt" style:font-size-complex="14pt"/>
    </style:style>
    <style:style style:name="P8" style:family="paragraph" style:parent-style-name="Table_20_Contents">
      <style:paragraph-properties fo:text-align="start" style:justify-single-word="false"/>
      <style:text-properties fo:font-size="14pt" officeooo:rsid="001b1f18" officeooo:paragraph-rsid="001b1f18" style:font-size-asian="14pt" style:font-size-complex="14pt"/>
    </style:style>
    <style:style style:name="P9" style:family="paragraph" style:parent-style-name="Table_20_Contents">
      <style:paragraph-properties fo:text-align="start" style:justify-single-word="false"/>
      <style:text-properties fo:font-size="14pt" officeooo:rsid="001b95f8" officeooo:paragraph-rsid="001b95f8" style:font-size-asian="14pt" style:font-size-complex="14pt"/>
    </style:style>
    <style:style style:name="P10" style:family="paragraph" style:parent-style-name="Table_20_Contents">
      <style:paragraph-properties fo:text-align="center" style:justify-single-word="false"/>
      <style:text-properties fo:font-size="14pt" officeooo:rsid="0021749a" officeooo:paragraph-rsid="0021749a" style:font-size-asian="14pt" style:font-size-complex="14pt"/>
    </style:style>
    <style:style style:name="P11" style:family="paragraph" style:parent-style-name="Table_20_Contents">
      <style:paragraph-properties fo:text-align="start" style:justify-single-word="false"/>
      <style:text-properties fo:font-size="14pt" officeooo:rsid="00222a3f" officeooo:paragraph-rsid="00247132" style:font-size-asian="14pt" style:font-size-complex="14pt"/>
    </style:style>
    <style:style style:name="P12" style:family="paragraph" style:parent-style-name="Table_20_Contents">
      <style:paragraph-properties fo:text-align="start" style:justify-single-word="false"/>
      <style:text-properties fo:font-size="14pt" officeooo:rsid="0022f595" officeooo:paragraph-rsid="0022f595" style:font-size-asian="14pt" style:font-size-complex="14pt"/>
    </style:style>
    <style:style style:name="P13" style:family="paragraph" style:parent-style-name="Table_20_Contents">
      <style:paragraph-properties fo:text-align="start" style:justify-single-word="false"/>
      <style:text-properties fo:font-size="14pt" officeooo:rsid="0022f595" officeooo:paragraph-rsid="00286c7f" style:font-size-asian="14pt" style:font-size-complex="14pt"/>
    </style:style>
    <style:style style:name="P14" style:family="paragraph" style:parent-style-name="Table_20_Contents">
      <style:paragraph-properties fo:text-align="start" style:justify-single-word="false"/>
      <style:text-properties fo:font-size="14pt" officeooo:rsid="0023e1d0" officeooo:paragraph-rsid="0023e1d0" style:font-size-asian="14pt" style:font-size-complex="14pt"/>
    </style:style>
    <style:style style:name="P15" style:family="paragraph" style:parent-style-name="Table_20_Contents">
      <style:paragraph-properties fo:text-align="start" style:justify-single-word="false"/>
      <style:text-properties fo:font-size="14pt" officeooo:rsid="00247132" officeooo:paragraph-rsid="00247132" style:font-size-asian="14pt" style:font-size-complex="14pt"/>
    </style:style>
    <style:style style:name="P16" style:family="paragraph" style:parent-style-name="Table_20_Contents">
      <style:paragraph-properties fo:text-align="start" style:justify-single-word="false"/>
      <style:text-properties fo:font-size="14pt" officeooo:rsid="00247132" officeooo:paragraph-rsid="00272eb4" style:font-size-asian="14pt" style:font-size-complex="14pt"/>
    </style:style>
    <style:style style:name="P17" style:family="paragraph" style:parent-style-name="Table_20_Contents">
      <style:paragraph-properties fo:text-align="start" style:justify-single-word="false"/>
      <style:text-properties fo:font-size="14pt" officeooo:rsid="00286c7f" officeooo:paragraph-rsid="00286c7f" style:font-size-asian="14pt" style:font-size-complex="14pt"/>
    </style:style>
    <style:style style:name="P18" style:family="paragraph" style:parent-style-name="Table_20_Contents">
      <style:paragraph-properties fo:text-align="start" style:justify-single-word="false"/>
      <style:text-properties fo:font-size="14pt" officeooo:rsid="0029e2a8" officeooo:paragraph-rsid="0029e2a8" style:font-size-asian="14pt" style:font-size-complex="14pt"/>
    </style:style>
    <style:style style:name="P19" style:family="paragraph" style:parent-style-name="Table_20_Contents">
      <style:paragraph-properties fo:text-align="start" style:justify-single-word="false"/>
      <style:text-properties fo:font-size="14pt" officeooo:rsid="002cf090" officeooo:paragraph-rsid="002cf090" style:font-size-asian="14pt" style:font-size-complex="14pt"/>
    </style:style>
    <style:style style:name="P20" style:family="paragraph" style:parent-style-name="Table_20_Contents">
      <style:paragraph-properties fo:text-align="start" style:justify-single-word="false"/>
      <style:text-properties fo:font-size="14pt" officeooo:rsid="00304bb4" officeooo:paragraph-rsid="00304bb4" style:font-size-asian="14pt" style:font-size-complex="14pt"/>
    </style:style>
    <style:style style:name="P21" style:family="paragraph" style:parent-style-name="Table_20_Contents">
      <style:paragraph-properties fo:text-align="start" style:justify-single-word="false"/>
      <style:text-properties fo:font-size="14pt" officeooo:rsid="00317687" officeooo:paragraph-rsid="00317687" style:font-size-asian="14pt" style:font-size-complex="14pt"/>
    </style:style>
    <style:style style:name="P22" style:family="paragraph" style:parent-style-name="Table_20_Contents">
      <style:paragraph-properties fo:text-align="start" style:justify-single-word="false"/>
      <style:text-properties fo:font-size="14pt" officeooo:rsid="00317687" officeooo:paragraph-rsid="0031d4a1" style:font-size-asian="14pt" style:font-size-complex="14pt"/>
    </style:style>
    <style:style style:name="P23" style:family="paragraph" style:parent-style-name="Table_20_Contents">
      <style:paragraph-properties fo:text-align="start" style:justify-single-word="false"/>
      <style:text-properties fo:font-size="14pt" officeooo:rsid="0031d4a1" officeooo:paragraph-rsid="0031d4a1" style:font-size-asian="14pt" style:font-size-complex="14pt"/>
    </style:style>
    <style:style style:name="P24" style:family="paragraph" style:parent-style-name="Table_20_Contents">
      <style:paragraph-properties fo:text-align="start" style:justify-single-word="false"/>
      <style:text-properties fo:font-size="14pt" officeooo:rsid="003241e8" officeooo:paragraph-rsid="003241e8" style:font-size-asian="14pt" style:font-size-complex="14pt"/>
    </style:style>
    <style:style style:name="T1" style:family="text">
      <style:text-properties officeooo:rsid="00157e81"/>
    </style:style>
    <style:style style:name="T2" style:family="text">
      <style:text-properties officeooo:rsid="00170faa"/>
    </style:style>
    <style:style style:name="T3" style:family="text">
      <style:text-properties officeooo:rsid="001b1f18"/>
    </style:style>
    <style:style style:name="T4" style:family="text">
      <style:text-properties officeooo:rsid="001b656f"/>
    </style:style>
    <style:style style:name="T5" style:family="text">
      <style:text-properties officeooo:rsid="001da506"/>
    </style:style>
    <style:style style:name="T6" style:family="text">
      <style:text-properties officeooo:rsid="0022f595"/>
    </style:style>
    <style:style style:name="T7" style:family="text">
      <style:text-properties officeooo:rsid="00247132"/>
    </style:style>
    <style:style style:name="T8" style:family="text">
      <style:text-properties officeooo:rsid="00264e22"/>
    </style:style>
    <style:style style:name="T9" style:family="text">
      <style:text-properties officeooo:rsid="0029e2a8"/>
    </style:style>
    <style:style style:name="T10" style:family="text">
      <style:text-properties officeooo:rsid="002b4d67"/>
    </style:style>
    <style:style style:name="T11" style:family="text">
      <style:text-properties officeooo:rsid="00317687"/>
    </style:style>
    <style:style style:name="T12" style:family="text">
      <style:text-properties officeooo:rsid="00330a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concepts</text:p>
      <text:p text:style-name="P1">Основные концепции (понятия, идеи)</text:p>
      <table:table table:name="Table1" table:style-name="Table1">
        <table:table-column table:style-name="Table1.A"/>
        <table:table-column table:style-name="Table1.B"/>
        <table:table-row>
          <table:table-cell table:style-name="Table1.A1" office:value-type="string">
            <text:p text:style-name="P3">What is Python?</text:p>
          </table:table-cell>
          <table:table-cell table:style-name="Table1.B1" office:value-type="string">
            <text:p text:style-name="P3">Что такое Python?</text:p>
          </table:table-cell>
        </table:table-row>
        <table:table-row>
          <table:table-cell table:style-name="Table1.A2" office:value-type="string">
            <text:p text:style-name="P2">Python is a high-level programming language, with applications in numerous areas, including web programming, scripting, scientific computing, and artificial intelligence.</text:p>
            <text:p text:style-name="P2"/>
            <text:p text:style-name="P2">It is very popular and used by organizations such as Google, NASA, the CIA, and Disney.</text:p>
            <text:p text:style-name="P2"/>
            <text:p text:style-name="P2">Note: Python is processed at runtime by the interpreter. There is no need to compile your program before executing it.</text:p>
          </table:table-cell>
          <table:table-cell table:style-name="Table1.B2" office:value-type="string">
            <text:p text:style-name="P4">Python – это язык программирования высокого уровня, с применениями во многих областях, включая веб разработку, сценарии, научные вычисления, и искусственный интеллект.</text:p>
            <text:p text:style-name="P4"/>
            <text:p text:style-name="P4">Он очень популярен и используется организациями такими как Гугл, Наса, ЦРУ, и Дисней.</text:p>
            <text:p text:style-name="P4"/>
            <text:p text:style-name="P4">Заметка: Python во время выполнения обрабатывается интерпретатором. Нет необходимости компилировать свою программу перед её исполнением.</text:p>
          </table:table-cell>
        </table:table-row>
        <table:table-row>
          <table:table-cell table:style-name="Table1.A2" office:value-type="string">
            <text:p text:style-name="P5">The three major versions of Python are 1.x, 2.x and 3.x. These are subdivided into minor versions, such as 2.7 and 3.5.</text:p>
            <text:p text:style-name="P5">Code written for Python 3.x is guaranteed to work in all future versions.</text:p>
            <text:p text:style-name="P5">Both Python versions 2.x and 3.x are used currently.</text:p>
            <text:p text:style-name="P5">This course covers <text:span text:style-name="T3">P</text:span>ython 3.x, but it isn’t hard to change <text:span text:style-name="T1">from one version to another.</text:span></text:p>
            <text:p text:style-name="P5"/>
            <text:p text:style-name="P6">Python has several <text:span text:style-name="T2">different implementations, written in various languages. The version used in this course, CPython, is the most popular by far.</text:span></text:p>
            <text:p text:style-name="P6"/>
            <text:p text:style-name="P7">Note: An interpreter is a program that runs scripts written in an interpreted language such as Python.</text:p>
          </table:table-cell>
          <table:table-cell table:style-name="Table1.B2" office:value-type="string">
            <text:p text:style-name="P8">Есть три основные версии Python 1.x, 2.x и 3.x. Они подразделяются на младшие версии, такие как 2.7 и 3.5.</text:p>
            <text:p text:style-name="P8">Код написанный для Python 3.x гарантированно работает во всех будащих версиях.</text:p>
            <text:p text:style-name="P8">Обе версии 2.x и 3.x используются в настоящее время.</text:p>
            <text:p text:style-name="P8">Этот курс охватывает Python 3.x, но не трудно перейти с одной версии на другую.</text:p>
            <text:p text:style-name="P8"/>
            <text:p text:style-name="P8">Python имеет несколько различных реализаций, <text:span text:style-name="T4">написанных на разных языках. Версия, используемая в этом курсе, CPython, самая популярная на сегодняшний день.</text:span></text:p>
            <text:p text:style-name="P8"/>
            <text:p text:style-name="P9">Заметка: Интерпертатор это программа, <text:span text:style-name="T5">которая запускает сценарии, написанные на интерпретируемом языке, таком как Python.</text:span></text:p>
          </table:table-cell>
        </table:table-row>
        <text:soft-page-break/>
        <table:table-row>
          <table:table-cell table:style-name="Table1.A2" office:value-type="string">
            <text:p text:style-name="P10">Your first program</text:p>
          </table:table-cell>
          <table:table-cell table:style-name="Table1.B2" office:value-type="string">
            <text:p text:style-name="P10">Твоя первая программа</text:p>
          </table:table-cell>
        </table:table-row>
        <table:table-row>
          <table:table-cell table:style-name="Table1.A2" office:value-type="string">
            <text:p text:style-name="P11">Let’s start off by creating a short program that displays “Hello World!”.</text:p>
            <text:p text:style-name="P11"><text:span text:style-name="T6">In Python, we use the print statement to output text:</text:span></text:p>
            <text:p text:style-name="P12"/>
            <text:p text:style-name="P12">&gt;&gt;&gt; print(‘Hello World!’)</text:p>
            <text:p text:style-name="P12">Hello World!</text:p>
            <text:p text:style-name="P12"/>
            <text:p text:style-name="P14">Congratulations! You have written your first program.</text:p>
            <text:p text:style-name="P14"/>
            <text:p text:style-name="P14"><text:span text:style-name="T7">Note: </text:span>Run, save, and share your Python code on our code playground without installing additional software.</text:p>
            <text:p text:style-name="P15">When using computer, you will need to download and install Python from <text:a xlink:type="simple" xlink:href="http://www.python.org/" text:style-name="Internet_20_link" text:visited-style-name="Visited_20_Internet_20_Link">www.python.org</text:a>.</text:p>
            <text:p text:style-name="P16">Note the &gt;&gt;&gt; in the code above. <text:span text:style-name="T8">They are the prompt symbols of the Python console.</text:span></text:p>
            <text:p text:style-name="P16"><text:span text:style-name="T8">Python is an interpreted language, which means that each lines is executed as it is entered. Python also includes IDLE, the integrated development environment, which includes tools for writing and debugging entire program.</text:span></text:p>
          </table:table-cell>
          <table:table-cell table:style-name="Table1.B2" office:value-type="string">
            <text:p text:style-name="P17">Начнём с создания короткой программы, которая отображает “Hello World!”.</text:p>
            <text:p text:style-name="P17">В Python, мы используем оператор print для вывода текста:</text:p>
            <text:p text:style-name="P17"/>
            <text:p text:style-name="P13">&gt;&gt;&gt; print(‘Hello World!’)</text:p>
            <text:p text:style-name="P13">Hello World!</text:p>
            <text:p text:style-name="P13"/>
            <text:p text:style-name="P17">Поздравляю! Вы написали свою первую программу.</text:p>
            <text:p text:style-name="P17"/>
            <text:p text:style-name="P17">Заметка: <text:span text:style-name="T9">Запускайте, сохраняйте, и делитесь вашим Python кодом на нашей площадке без установки дополнительного ПО.</text:span></text:p>
            <text:p text:style-name="P18">При использовании компьютера, вам необходимо загрузить и установить Python c <text:a xlink:type="simple" xlink:href="http://www.python.org/" text:style-name="Internet_20_link" text:visited-style-name="Visited_20_Internet_20_Link">www.python.org</text:a>.</text:p>
            <text:p text:style-name="P18">Обратите внимание на &gt;&gt;&gt; в коде выше. Это символы приглашения консоли Python.</text:p>
            <text:p text:style-name="P18">Python интерпретируемый язык, <text:span text:style-name="T10">это</text:span> означает, что каждая строка <text:span text:style-name="T10">выполняется по мере ёё ввода. Python также включает IDLE, интегрированную среду разработки, которая включает инструменты для написания и отладки всей программы.</text:span></text:p>
          </table:table-cell>
        </table:table-row>
        <table:table-row>
          <table:table-cell table:style-name="Table1.A2" office:value-type="string">
            <text:p text:style-name="P19">Printing <text:s/>text</text:p>
            <text:p text:style-name="P20">The print statement can also be used to output multiple lines of text. <text:span text:style-name="T11">For Example:</text:span></text:p>
            <text:p text:style-name="P20"/>
            <text:p text:style-name="P21">&gt;&gt;&gt; print(‘Hello World!’)</text:p>
            <text:p text:style-name="P21">Hello World!</text:p>
            <text:p text:style-name="P21">&gt;&gt;&gt; print(‘Hello World!’)</text:p>
            <text:p text:style-name="P21">Hello World!</text:p>
            <text:p text:style-name="P21"><text:soft-page-break/>&gt;&gt;&gt; print(‘Spam and eggs...’)</text:p>
            <text:p text:style-name="P21">Spam and eggs…</text:p>
            <text:p text:style-name="P21"/>
            <text:p text:style-name="P21">Note: Python code often contains references to the comedy group Monty Python. This is why the words “spam” and “eggs” are often used as placeholders variables in Python where “foo” and “bar” would be used in other programming languages.</text:p>
          </table:table-cell>
          <table:table-cell table:style-name="Table1.B2" office:value-type="string">
            <text:p text:style-name="P20">Печать текста</text:p>
            <text:p text:style-name="P23">Оператор print можно также использовать для вывода многих строк текста. Например:</text:p>
            <text:p text:style-name="P23"/>
            <text:p text:style-name="P22">&gt;&gt;&gt; print(‘Hello World!’)</text:p>
            <text:p text:style-name="P22">Hello World!</text:p>
            <text:p text:style-name="P22">&gt;&gt;&gt; print(‘Hello World!’)</text:p>
            <text:p text:style-name="P22">Hello World!</text:p>
            <text:p text:style-name="P22"><text:soft-page-break/>&gt;&gt;&gt; print(‘Spam and eggs...’)</text:p>
            <text:p text:style-name="P22">Spam and eggs…</text:p>
            <text:p text:style-name="P22"/>
            <text:p text:style-name="P23">Заметка: Код Python часто содержит ссылки на комедийную группу <text:s/><text:span text:style-name="T11">Monty Python. Вот почему слова “колбаса” и “яйца”</text:span></text:p>
            <text:p text:style-name="P24">часто используются в качестве имён переменных в Python где “foo” и “bar” будут использоваться в других <text:span text:style-name="T12">ЯП.</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16:49:41.050277731</meta:creation-date>
    <dc:date>2018-02-18T19:29:11.884499144</dc:date>
    <meta:editing-duration>PT1H46M57S</meta:editing-duration>
    <meta:editing-cycles>28</meta:editing-cycles>
    <meta:generator>LibreOffice/5.1.6.2$Linux_X86_64 LibreOffice_project/10m0$Build-2</meta:generator>
    <meta:document-statistic meta:table-count="1" meta:image-count="0" meta:object-count="0" meta:page-count="3" meta:paragraph-count="61" meta:word-count="653" meta:character-count="4360" meta:non-whitespace-character-count="3765"/>
  </office:meta>
</office:document-meta>
</file>